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c4433" officeooo:paragraph-rsid="001c4433"/>
    </style:style>
    <style:style style:name="P2" style:family="paragraph" style:parent-style-name="Standard">
      <style:text-properties officeooo:rsid="001d6d61" officeooo:paragraph-rsid="001d6d61"/>
    </style:style>
    <style:style style:name="P3" style:family="paragraph" style:parent-style-name="Standard">
      <style:text-properties officeooo:paragraph-rsid="001d6d61"/>
    </style:style>
    <style:style style:name="P4" style:family="paragraph" style:parent-style-name="Standard">
      <style:text-properties officeooo:rsid="001ec4b5" officeooo:paragraph-rsid="001ec4b5"/>
    </style:style>
    <style:style style:name="P5" style:family="paragraph" style:parent-style-name="Standard">
      <style:text-properties officeooo:rsid="0020b1cc" officeooo:paragraph-rsid="0020b1cc"/>
    </style:style>
    <style:style style:name="P6" style:family="paragraph" style:parent-style-name="Standard">
      <style:text-properties officeooo:rsid="0021e291" officeooo:paragraph-rsid="0021e291"/>
    </style:style>
    <style:style style:name="P7" style:family="paragraph" style:parent-style-name="Standard">
      <style:text-properties officeooo:rsid="0021e291" officeooo:paragraph-rsid="002283dd"/>
    </style:style>
    <style:style style:name="P8" style:family="paragraph" style:parent-style-name="Standard">
      <style:text-properties officeooo:rsid="002283dd" officeooo:paragraph-rsid="002283dd"/>
    </style:style>
    <style:style style:name="P9" style:family="paragraph" style:parent-style-name="Standard">
      <style:text-properties officeooo:rsid="00246fa2" officeooo:paragraph-rsid="00246fa2"/>
    </style:style>
    <style:style style:name="T1" style:family="text">
      <style:text-properties officeooo:rsid="001d6d61"/>
    </style:style>
    <style:style style:name="T2" style:family="text">
      <style:text-properties fo:font-variant="normal" fo:text-transform="none" fo:color="#212121" loext:opacity="100%" fo:letter-spacing="normal"/>
    </style:style>
    <style:style style:name="T3" style:family="text">
      <style:text-properties officeooo:rsid="001e580c"/>
    </style:style>
    <style:style style:name="T4" style:family="text">
      <style:text-properties officeooo:rsid="001ec4b5"/>
    </style:style>
    <style:style style:name="T5" style:family="text">
      <style:text-properties officeooo:rsid="0020b1cc"/>
    </style:style>
    <style:style style:name="T6" style:family="text">
      <style:text-properties officeooo:rsid="002283d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gorithmique :</text:p>
      <text:p text:style-name="P1"/>
      <text:p text:style-name="P1">Importer les extensions nécessaires pour le programme(tkinter…)</text:p>
      <text:p text:style-name="P1"/>
      <text:p text:style-name="P1">###On définit les fonctions nécessaires###</text:p>
      <text:p text:style-name="P1"/>
      <text:p text:style-name="P1">On pose la fonction enfoncée <text:span text:style-name="T4">avec comme entré event</text:span></text:p>
      <text:p text:style-name="P4">On a les variables <text:span text:style-name="T5">accessible </text:span>globale<text:span text:style-name="T5">ment</text:span> V1X, V1Y, V2X, V2Y</text:p>
      <text:p text:style-name="P2">On pose la variable touche qui est affecter par la valeur <text:span text:style-name="T4">de </text:span>la touche enfoncée <text:span text:style-name="T4">grâce à event</text:span></text:p>
      <text:p text:style-name="P2">Si touche == ‘z’ :</text:p>
      <text:p text:style-name="P2">V1X, V1Y = 0, -5</text:p>
      <text:p text:style-name="P2">Fin si</text:p>
      <text:p text:style-name="P2">Si touche == ‘s’ :</text:p>
      <text:p text:style-name="P2">V1X, V1Y = <text:span text:style-name="T3">0, 5</text:span></text:p>
      <text:p text:style-name="P2">Fin si</text:p>
      <text:p text:style-name="P2">Si touche == ‘q’ :</text:p>
      <text:p text:style-name="P2">V1X, V1Y = -<text:span text:style-name="T3">5 , 0</text:span></text:p>
      <text:p text:style-name="P2">Fin si</text:p>
      <text:p text:style-name="P2">Si touche == ‘d’ :</text:p>
      <text:p text:style-name="P2">V1X, V1Y = <text:span text:style-name="T3">5, 0</text:span></text:p>
      <text:p text:style-name="P2">Fin si</text:p>
      <text:p text:style-name="P3"><text:span text:style-name="T1">Si touche == ‘</text:span><text:span text:style-name="T2">↑</text:span> <text:span text:style-name="T1">’ :</text:span></text:p>
      <text:p text:style-name="P2">V<text:span text:style-name="T3">2</text:span>X, V<text:span text:style-name="T3">2</text:span>Y = 0, -<text:span text:style-name="T3">5</text:span></text:p>
      <text:p text:style-name="P2">Fin si</text:p>
      <text:p text:style-name="P3"><text:span text:style-name="T1">Si touche == ‘</text:span><text:span text:style-name="T2">↓</text:span> <text:span text:style-name="T1">’ :</text:span></text:p>
      <text:p text:style-name="P2">V<text:span text:style-name="T3">2</text:span>X, V<text:span text:style-name="T3">2</text:span>Y = 0, <text:span text:style-name="T3">5</text:span></text:p>
      <text:p text:style-name="P2">Fin si</text:p>
      <text:p text:style-name="P3"><text:span text:style-name="T1">Si touche == ‘</text:span><text:span text:style-name="T2">←</text:span> <text:span text:style-name="T1">’ :</text:span></text:p>
      <text:p text:style-name="P2">V<text:span text:style-name="T3">2</text:span>X, V<text:span text:style-name="T3">2</text:span>Y = -<text:span text:style-name="T3">5 , 0</text:span></text:p>
      <text:p text:style-name="P2">Fin si</text:p>
      <text:p text:style-name="P3"><text:span text:style-name="T1">Si touche == ‘</text:span><text:span text:style-name="T2">→</text:span> <text:span text:style-name="T1">’ :</text:span></text:p>
      <text:p text:style-name="P2">V<text:span text:style-name="T3">2</text:span>X, V<text:span text:style-name="T3">2</text:span>Y = <text:span text:style-name="T3">5 , 0</text:span></text:p>
      <text:p text:style-name="P2">Fin si</text:p>
      <text:p text:style-name="P4">Fin fonction </text:p>
      <text:p text:style-name="P4"/>
      <text:p text:style-name="P4">On pose la fonction relâchée avec comme entré event</text:p>
      <text:p text:style-name="P4">On a les variables <text:span text:style-name="T5">accessible </text:span>globale<text:span text:style-name="T5">ment</text:span> V1X, V1Y, V2X, V2Y</text:p>
      <text:p text:style-name="P4">V1X, V1Y = 0, 0</text:p>
      <text:p text:style-name="P2">V<text:span text:style-name="T4">2</text:span>X, V<text:span text:style-name="T4">2</text:span>Y = 0, 0</text:p>
      <text:p text:style-name="P5">Fin fonction</text:p>
      <text:p text:style-name="P2"/>
      <text:p text:style-name="P5">On pose la fonction animation</text:p>
      <text:p text:style-name="P5">On a les variables globales 1X ,1Y, 2X, 2Y</text:p>
      <text:p text:style-name="P5">1X, 1Y = 1X + V1X, 1Y+ V1Y</text:p>
      <text:p text:style-name="P5">2X, 2Y = 2X + V2X, 2Y+ V2Y</text:p>
      <text:p text:style-name="P5">Affecter les coordonnées X1 et Y1 au personnage 1 du canevas</text:p>
      <text:p text:style-name="P5">Affecter les coordonnées X2 et Y2 au personnage 2 du canevas</text:p>
      <text:p text:style-name="P5">Relancer cette fonction toute les 5 ms pour animer les personnages</text:p>
      <text:p text:style-name="P6">Fin fonction</text:p>
      <text:p text:style-name="P6"/>
      <text:p text:style-name="P6"/>
      <text:p text:style-name="P6"/>
      <text:p text:style-name="P6"><text:soft-page-break/>On pose la fonction centre avec comme entré event</text:p>
      <text:p text:style-name="P6">On a les variables accessibles globalement 1X, 1Y, <text:span text:style-name="T5">2X, 2Y</text:span></text:p>
      <text:p text:style-name="P7">1X, 1Y <text:span text:style-name="T6">= 300 , 300</text:span></text:p>
      <text:p text:style-name="P7"><text:span text:style-name="T5">2X, 2Y </text:span><text:span text:style-name="T6">= 400 , 300</text:span></text:p>
      <text:p text:style-name="P8">Fin fonction </text:p>
      <text:p text:style-name="P8"/>
      <text:p text:style-name="P9">### On pose a le programme principale ici ###</text:p>
      <text:p text:style-name="P9"/>
      <text:p text:style-name="P9">On pose la fenêtre = la fonction Tkinter</text:p>
      <text:p text:style-name="P9">On affecte une geometry de 1000 par 1000 pixels à la fenetre</text:p>
      <text:p text:style-name="P9">On affecte comme titre à la fenêtre Genesis Versus</text:p>
      <text:p text:style-name="P9"/>
      <text:p text:style-name="P9">On pose canevas = Canvas(fenetre, height=1000 , width=1000)</text:p>
      <text:p text:style-name="P9">On place le canevas aux coordonnées x=0 , y=0</text:p>
      <text:p text:style-name="P9">On force la fenetre au premier plan</text:p>
      <text:p text:style-name="P9"/>
      <text:p text:style-name="P9">1X , 1Y , V1X , V1Y = 400 , 500 , 0 , 0</text:p>
      <text:p text:style-name="P9">2X , 2Y , V2X , V2Y = 600 , 500 , 0 , 0</text:p>
      <text:p text:style-name="P9"/>
      <text:p text:style-name="P9">On affecte à l’objet personnage 1 les variables 1X , 1Y et l’image du perso 1</text:p>
      <text:p text:style-name="P9">On affecte à l’objet personnage 2 les variables 2X , 2Y et l’image du perso 2</text:p>
      <text:p text:style-name="P9"/>
      <text:p text:style-name="P9">On affecte à la fenetre les touches préssés avec la fonction enfoncé</text:p>
      <text:p text:style-name="P9">On affecte à la fenetre les touches relaché avec la fonction relaché</text:p>
      <text:p text:style-name="P9">On affecte la fonction centre au clic gauche </text:p>
      <text:p text:style-name="P9"/>
      <text:p text:style-name="P9">On lance la fonction animation</text:p>
      <text:p text:style-name="P9"/>
      <text:p text:style-name="P9">On lance la boucle principale de la fênetre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10T16:33:31.870000000</meta:creation-date>
    <dc:date>2023-12-18T11:54:04.067000000</dc:date>
    <meta:editing-duration>PT53M49S</meta:editing-duration>
    <meta:editing-cycles>3</meta:editing-cycles>
    <meta:generator>LibreOffice/7.5.4.2$Windows_X86_64 LibreOffice_project/36ccfdc35048b057fd9854c757a8b67ec53977b6</meta:generator>
    <meta:document-statistic meta:table-count="0" meta:image-count="0" meta:object-count="0" meta:page-count="2" meta:paragraph-count="65" meta:word-count="454" meta:character-count="2109" meta:non-whitespace-character-count="1717"/>
  </office:meta>
</office:document-meta>
</file>